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Fuentedepárrafopredeter." style:family="text">
      <style:text-properties fo:language="es" fo:country="ES"/>
    </style:style>
    <style:style style:name="P3" style:parent-style-name="Standard" style:family="paragraph"/>
    <style:style style:name="T4" style:parent-style-name="Fuentedepárrafopredeter." style:family="text">
      <style:text-properties fo:font-weight="bold" style:font-weight-asian="bold"/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/>
    <style:style style:name="T7" style:parent-style-name="Fuentedepárrafopredeter." style:family="text">
      <style:text-properties fo:font-weight="bold" style:font-weight-asian="bold"/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/>
    <style:style style:name="T10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>En el archivo index.html<text:span text:style-name="T2"><text:s/>y en las demás páginas del sitio,</text:span><text:s/>sumé el SEO con las siguientes características:</text:p>
      <text:list text:style-name="WWNum1">
        <text:list-item>
          <text:p text:style-name="P3"><text:span text:style-name="T4">Descripción</text:span>: mediante la etiqueta meta name description, agregué el siguiente párrafo que explica en pocas<text:s/>palabras el contenido de mi sitio: “Este es el sitio web de el laboratorio wc donde se encuentra la información de contacto, turnos y cobertura de obras sociales.”</text:p>
        </text:list-item>
      </text:list>
      <text:p text:style-name="P5"/>
      <text:list text:style-name="WWNum1" text:continue-numbering="true">
        <text:list-item>
          <text:p text:style-name="P6"><text:span text:style-name="T7">Palabras clave</text:span>: mediante la etiqueta meta name keywords, agregué las palabras clave que acompañarán a todas las páginas de mi sitio: "laboratorio, extracción, sangre, análisis, clínicos, salud.”</text:p>
        </text:list-item>
      </text:list>
      <text:p text:style-name="P8"/>
      <text:list text:style-name="WWNum1" text:continue-numbering="true">
        <text:list-item>
          <text:p text:style-name="P9"><text:span text:style-name="T10">Encabezado</text:span>: para el encabezado del h1 utilicé el texto “Laboratorios”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josefina@outlook.es</dc:creator>
    <meta:creation-date>2021-08-09T23:55:00Z</meta:creation-date>
    <dc:date>2021-08-09T23:55:00Z</dc:date>
    <meta:template xlink:href="Normal" xlink:type="simple"/>
    <meta:editing-cycles>2</meta:editing-cycles>
    <meta:editing-duration>PT0S</meta:editing-duration>
    <meta:document-statistic meta:page-count="1" meta:paragraph-count="1" meta:word-count="96" meta:character-count="646" meta:row-count="4" meta:non-whitespace-character-count="551"/>
  </office:meta>
</office:document-meta>
</file>